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 Mono" svg:font-family="'SF Mono', 'Droid Sans Mono', monospace, monospace, 'Droid Sans Fallback'"/>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itle">
      <style:text-properties officeooo:rsid="001002b5" officeooo:paragraph-rsid="001002b5"/>
    </style:style>
    <style:style style:name="P2" style:family="paragraph" style:parent-style-name="Text_20_body" style:list-style-name="L1">
      <style:text-properties officeooo:rsid="0013987f" officeooo:paragraph-rsid="0013987f"/>
    </style:style>
    <style:style style:name="P3" style:family="paragraph" style:parent-style-name="Text_20_body" style:list-style-name="L2">
      <style:text-properties officeooo:rsid="001623ad" officeooo:paragraph-rsid="001623ad"/>
    </style:style>
    <style:style style:name="P4" style:family="paragraph" style:parent-style-name="Text_20_body" style:list-style-name="L2">
      <style:text-properties style:font-name="Liberation Mono" fo:font-weight="bold" officeooo:rsid="001623ad" officeooo:paragraph-rsid="001623ad" fo:background-color="transparent" style:font-weight-asian="bold" style:font-weight-complex="bold"/>
    </style:style>
    <style:style style:name="P5" style:family="paragraph" style:parent-style-name="Text_20_body" style:list-style-name="L5">
      <style:text-properties style:font-name="Liberation Mono" fo:font-weight="bold" officeooo:rsid="004bc6c1" officeooo:paragraph-rsid="004d388d" style:font-weight-asian="bold" style:font-weight-complex="bold"/>
    </style:style>
    <style:style style:name="P6" style:family="paragraph" style:parent-style-name="Text_20_body" style:list-style-name="L5">
      <style:text-properties style:font-name="Liberation Mono" fo:font-weight="bold" officeooo:rsid="004a9ffe" officeooo:paragraph-rsid="004d388d" style:font-weight-asian="bold" style:font-weight-complex="bold"/>
    </style:style>
    <style:style style:name="P7" style:family="paragraph" style:parent-style-name="Text_20_body" style:list-style-name="L6">
      <style:text-properties style:font-name="Liberation Mono" fo:font-weight="bold" officeooo:rsid="006124de" officeooo:paragraph-rsid="006fdb9d" style:font-weight-asian="bold" style:font-weight-complex="bold"/>
    </style:style>
    <style:style style:name="P8" style:family="paragraph" style:parent-style-name="Text_20_body" style:list-style-name="L6">
      <style:text-properties style:font-name="Liberation Mono" fo:font-weight="bold" officeooo:rsid="006dff32" officeooo:paragraph-rsid="006fdb9d" style:font-weight-asian="bold" style:font-weight-complex="bold"/>
    </style:style>
    <style:style style:name="P9" style:family="paragraph" style:parent-style-name="Text_20_body" style:list-style-name="L1">
      <style:text-properties officeooo:rsid="0021920b" officeooo:paragraph-rsid="0021920b"/>
    </style:style>
    <style:style style:name="P10" style:family="paragraph" style:parent-style-name="Text_20_body" style:list-style-name="L3">
      <style:text-properties officeooo:rsid="0021c2d2" officeooo:paragraph-rsid="00241fd3"/>
    </style:style>
    <style:style style:name="P11" style:family="paragraph" style:parent-style-name="Text_20_body" style:list-style-name="L1">
      <style:text-properties style:font-name="Liberation Serif" fo:font-weight="normal" officeooo:rsid="0027800f" officeooo:paragraph-rsid="0027800f" style:font-weight-asian="normal" style:font-weight-complex="normal"/>
    </style:style>
    <style:style style:name="P12" style:family="paragraph" style:parent-style-name="Text_20_body" style:list-style-name="L1">
      <style:text-properties style:font-name="Liberation Serif" fo:font-weight="normal" officeooo:rsid="002a4137" officeooo:paragraph-rsid="002a4137" style:font-weight-asian="normal" style:font-weight-complex="normal"/>
    </style:style>
    <style:style style:name="P13" style:family="paragraph" style:parent-style-name="Text_20_body" style:list-style-name="L1">
      <style:text-properties style:font-name="Liberation Serif" fo:font-weight="normal" officeooo:rsid="002f2e4e" officeooo:paragraph-rsid="002f2e4e" style:font-weight-asian="normal" style:font-weight-complex="normal"/>
    </style:style>
    <style:style style:name="P14" style:family="paragraph" style:parent-style-name="Text_20_body" style:list-style-name="L1">
      <style:text-properties style:font-name="Liberation Serif" fo:font-weight="normal" officeooo:rsid="0033b856" officeooo:paragraph-rsid="0033b856" style:font-weight-asian="normal" style:font-weight-complex="normal"/>
    </style:style>
    <style:style style:name="P15" style:family="paragraph" style:parent-style-name="Text_20_body" style:list-style-name="L1">
      <style:text-properties style:font-name="Liberation Serif" fo:font-weight="normal" officeooo:rsid="00373397" officeooo:paragraph-rsid="00373397" style:font-weight-asian="normal" style:font-weight-complex="normal"/>
    </style:style>
    <style:style style:name="P16" style:family="paragraph" style:parent-style-name="Text_20_body" style:list-style-name="L1">
      <style:text-properties style:font-name="Liberation Serif" fo:font-weight="normal" officeooo:rsid="005285e4" officeooo:paragraph-rsid="00543699" style:font-weight-asian="normal" style:font-weight-complex="normal"/>
    </style:style>
    <style:style style:name="P17" style:family="paragraph" style:parent-style-name="Text_20_body" style:list-style-name="L1">
      <style:text-properties style:font-name="Liberation Serif" fo:font-weight="normal" officeooo:rsid="003a62f4" officeooo:paragraph-rsid="003a62f4" style:font-weight-asian="normal" style:font-weight-complex="normal"/>
    </style:style>
    <style:style style:name="P18" style:family="paragraph" style:parent-style-name="Text_20_body" style:list-style-name="L1">
      <style:text-properties style:font-name="Liberation Serif" fo:font-weight="normal" officeooo:rsid="003b7b51" officeooo:paragraph-rsid="003b7b51" style:font-weight-asian="normal" style:font-weight-complex="normal"/>
    </style:style>
    <style:style style:name="P19" style:family="paragraph" style:parent-style-name="Text_20_body" style:list-style-name="L1">
      <style:text-properties style:font-name="Liberation Serif" fo:font-weight="normal" officeooo:rsid="00874b72" officeooo:paragraph-rsid="00874b72" style:font-weight-asian="normal" style:font-weight-complex="normal"/>
    </style:style>
    <style:style style:name="P20" style:family="paragraph" style:parent-style-name="Text_20_body" style:list-style-name="L1">
      <style:text-properties style:font-name="Liberation Serif" fo:font-weight="normal" officeooo:rsid="0089142c" officeooo:paragraph-rsid="0089142c" style:font-weight-asian="normal" style:font-weight-complex="normal"/>
    </style:style>
    <style:style style:name="P21" style:family="paragraph" style:parent-style-name="Text_20_body" style:list-style-name="L1">
      <style:text-properties style:font-name="Liberation Serif" fo:font-weight="normal" officeooo:rsid="00453a6c" officeooo:paragraph-rsid="00453a6c" style:font-weight-asian="normal" style:font-weight-complex="normal"/>
    </style:style>
    <style:style style:name="P22" style:family="paragraph" style:parent-style-name="Text_20_body" style:list-style-name="L4">
      <style:text-properties style:font-name="Liberation Serif" fo:font-weight="normal" officeooo:rsid="0048ad9d" officeooo:paragraph-rsid="0048ad9d" style:font-weight-asian="normal" style:font-weight-complex="normal"/>
    </style:style>
    <style:style style:name="P23" style:family="paragraph" style:parent-style-name="Text_20_body" style:list-style-name="L1">
      <style:text-properties style:font-name="Liberation Serif" fo:font-weight="normal" officeooo:rsid="0049cbef" officeooo:paragraph-rsid="0049cbef" style:font-weight-asian="normal" style:font-weight-complex="normal"/>
    </style:style>
    <style:style style:name="P24" style:family="paragraph" style:parent-style-name="Text_20_body" style:list-style-name="L1">
      <style:text-properties style:font-name="Liberation Serif" fo:font-weight="normal" officeooo:rsid="004f281b" officeooo:paragraph-rsid="004f281b" style:font-weight-asian="normal" style:font-weight-complex="normal"/>
    </style:style>
    <style:style style:name="P25" style:family="paragraph" style:parent-style-name="Text_20_body" style:list-style-name="L1">
      <style:text-properties style:font-name="Liberation Serif" fo:font-weight="normal" officeooo:rsid="0051050f" officeooo:paragraph-rsid="0051050f" style:font-weight-asian="normal" style:font-weight-complex="normal"/>
    </style:style>
    <style:style style:name="P26" style:family="paragraph" style:parent-style-name="Text_20_body" style:list-style-name="L1">
      <style:text-properties style:font-name="Liberation Serif" fo:font-weight="normal" officeooo:rsid="0072e5a3" officeooo:paragraph-rsid="0072e5a3" style:font-weight-asian="normal" style:font-weight-complex="normal"/>
    </style:style>
    <style:style style:name="P27" style:family="paragraph" style:parent-style-name="Text_20_body" style:list-style-name="L1">
      <style:text-properties style:font-name="Liberation Serif" fo:font-weight="normal" officeooo:rsid="00956cc6" officeooo:paragraph-rsid="00956cc6" style:font-weight-asian="normal" style:font-weight-complex="normal"/>
    </style:style>
    <style:style style:name="P28" style:family="paragraph" style:parent-style-name="Text_20_body" style:list-style-name="L1">
      <style:text-properties style:font-name="Liberation Serif" fo:font-weight="normal" officeooo:rsid="00974c8b" officeooo:paragraph-rsid="00974c8b" style:font-weight-asian="normal" style:font-weight-complex="normal"/>
    </style:style>
    <style:style style:name="P29" style:family="paragraph" style:parent-style-name="Text_20_body" style:list-style-name="L1">
      <style:text-properties style:font-name="Liberation Serif" fo:font-weight="normal" officeooo:rsid="009af420" officeooo:paragraph-rsid="009af420" style:font-weight-asian="normal" style:font-weight-complex="normal"/>
    </style:style>
    <style:style style:name="P30" style:family="paragraph" style:parent-style-name="Text_20_body" style:list-style-name="L1">
      <style:text-properties style:font-name="Liberation Serif" fo:font-weight="normal" officeooo:rsid="009c593b" officeooo:paragraph-rsid="009c593b" style:font-weight-asian="normal" style:font-weight-complex="normal"/>
    </style:style>
    <style:style style:name="P31" style:family="paragraph" style:parent-style-name="Text_20_body" style:list-style-name="L1">
      <style:text-properties style:font-name="Liberation Serif" fo:font-weight="normal" officeooo:rsid="009c9e35" officeooo:paragraph-rsid="009c9e35" style:font-weight-asian="normal" style:font-weight-complex="normal"/>
    </style:style>
    <style:style style:name="P32" style:family="paragraph" style:parent-style-name="Text_20_body" style:list-style-name="L1">
      <style:text-properties style:font-name="Liberation Serif" fo:font-weight="normal" officeooo:rsid="009f7725" officeooo:paragraph-rsid="009f7725" style:font-weight-asian="normal" style:font-weight-complex="normal"/>
    </style:style>
    <style:style style:name="P33" style:family="paragraph" style:parent-style-name="Text_20_body" style:list-style-name="L1">
      <style:text-properties style:font-name="Liberation Serif" fo:font-weight="normal" officeooo:rsid="00a3c79d" officeooo:paragraph-rsid="00a3c79d" style:font-weight-asian="normal" style:font-weight-complex="normal"/>
    </style:style>
    <style:style style:name="P34" style:family="paragraph" style:parent-style-name="Text_20_body" style:list-style-name="L1">
      <style:text-properties style:font-name="Liberation Serif" fo:font-weight="normal" officeooo:rsid="00a80a77" officeooo:paragraph-rsid="00a80a77" style:font-weight-asian="normal" style:font-weight-complex="normal"/>
    </style:style>
    <style:style style:name="P35" style:family="paragraph" style:parent-style-name="Text_20_body" style:list-style-name="L1">
      <style:text-properties style:font-name="Liberation Serif" fo:font-weight="normal" officeooo:rsid="00aa382c" officeooo:paragraph-rsid="00aa382c" style:font-weight-asian="normal" style:font-weight-complex="normal"/>
    </style:style>
    <style:style style:name="P36" style:family="paragraph" style:parent-style-name="Text_20_body" style:list-style-name="L1">
      <style:text-properties style:font-name="Liberation Serif" fo:font-weight="normal" officeooo:rsid="00ac4b88" officeooo:paragraph-rsid="00ac4b88" style:font-weight-asian="normal" style:font-weight-complex="normal"/>
    </style:style>
    <style:style style:name="P37" style:family="paragraph" style:parent-style-name="Text_20_body" style:list-style-name="L6">
      <style:text-properties officeooo:paragraph-rsid="006fdb9d"/>
    </style:style>
    <style:style style:name="P38" style:family="paragraph" style:parent-style-name="Text_20_body" style:list-style-name="L8">
      <style:text-properties fo:font-weight="normal" officeooo:rsid="00a20ce6" officeooo:paragraph-rsid="00a20ce6" style:font-weight-asian="normal" style:font-weight-complex="normal"/>
    </style:style>
    <style:style style:name="P39" style:family="paragraph" style:parent-style-name="Text_20_body" style:list-style-name="L8">
      <style:text-properties officeooo:paragraph-rsid="00a131f3"/>
    </style:style>
    <style:style style:name="T1" style:family="text">
      <style:text-properties officeooo:rsid="00163254"/>
    </style:style>
    <style:style style:name="T2" style:family="text">
      <style:text-properties officeooo:rsid="0016d460"/>
    </style:style>
    <style:style style:name="T3" style:family="text">
      <style:text-properties style:font-name="Liberation Mono" fo:font-weight="bold" style:font-weight-asian="bold" style:font-weight-complex="bold"/>
    </style:style>
    <style:style style:name="T4" style:family="text">
      <style:text-properties style:font-name="Liberation Mono" fo:font-weight="bold" officeooo:rsid="002b36ec" style:font-weight-asian="bold" style:font-weight-complex="bold"/>
    </style:style>
    <style:style style:name="T5" style:family="text">
      <style:text-properties style:font-name="Liberation Mono" fo:font-weight="bold" officeooo:rsid="0030963c" style:font-weight-asian="bold" style:font-weight-complex="bold"/>
    </style:style>
    <style:style style:name="T6" style:family="text">
      <style:text-properties style:font-name="Liberation Mono" fo:font-weight="bold" officeooo:rsid="005285e4" style:font-weight-asian="bold" style:font-weight-complex="bold"/>
    </style:style>
    <style:style style:name="T7" style:family="text">
      <style:text-properties style:font-name="Liberation Mono" fo:font-weight="bold" officeooo:rsid="00573975" style:font-weight-asian="bold" style:font-weight-complex="bold"/>
    </style:style>
    <style:style style:name="T8" style:family="text">
      <style:text-properties style:font-name="Liberation Mono" fo:font-weight="bold" officeooo:rsid="005c6f6e" style:font-weight-asian="bold" style:font-weight-complex="bold"/>
    </style:style>
    <style:style style:name="T9" style:family="text">
      <style:text-properties style:font-name="Liberation Mono" fo:font-style="normal" fo:font-weight="bold" style:font-style-asian="normal" style:font-weight-asian="bold" style:font-style-complex="normal" style:font-weight-complex="bold"/>
    </style:style>
    <style:style style:name="T10" style:family="text">
      <style:text-properties style:font-name="Liberation Mono" fo:font-style="normal" style:text-underline-style="none" fo:font-weight="bold" style:font-style-asian="normal" style:font-weight-asian="bold" style:font-style-complex="normal" style:font-weight-complex="bold"/>
    </style:style>
    <style:style style:name="T11" style:family="text">
      <style:text-properties style:font-name="Liberation Mono" fo:font-style="normal" style:text-underline-style="none" fo:font-weight="bold" officeooo:rsid="008de4eb"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weight="bold" officeooo:rsid="004a9ffe" style:font-weight-asian="bold" style:font-weight-complex="bold"/>
    </style:style>
    <style:style style:name="T14" style:family="text">
      <style:text-properties fo:font-weight="bold" officeooo:rsid="009df90c" style:font-weight-asian="bold" style:font-weight-complex="bold"/>
    </style:style>
    <style:style style:name="T15" style:family="text">
      <style:text-properties fo:font-weight="bold" fo:background-color="#729fcf" loext:char-shading-value="0" style:font-weight-asian="bold" style:font-weight-complex="bold"/>
    </style:style>
    <style:style style:name="T16" style:family="text">
      <style:text-properties fo:font-weight="bold" fo:background-color="#729fcf" loext:char-shading-value="0" style:font-weight-asian="bold" style:font-weight-complex="bold"/>
    </style:style>
    <style:style style:name="T17" style:family="text">
      <style:text-properties officeooo:rsid="002b36ec"/>
    </style:style>
    <style:style style:name="T18" style:family="text">
      <style:text-properties style:font-name="Liberation Serif"/>
    </style:style>
    <style:style style:name="T19" style:family="text">
      <style:text-properties style:font-name="Liberation Serif" fo:font-weight="normal" officeooo:rsid="005c6f6e" style:font-weight-asian="normal" style:font-weight-complex="normal"/>
    </style:style>
    <style:style style:name="T20" style:family="text">
      <style:text-properties style:font-name="Liberation Serif" fo:font-weight="normal" officeooo:rsid="00604334" style:font-weight-asian="normal" style:font-weight-complex="normal"/>
    </style:style>
    <style:style style:name="T21" style:family="text">
      <style:text-properties style:font-name="Liberation Serif" fo:font-weight="normal" officeooo:rsid="006134d1" style:font-weight-asian="normal" style:font-weight-complex="normal"/>
    </style:style>
    <style:style style:name="T22" style:family="text">
      <style:text-properties style:font-name="Liberation Serif" fo:font-weight="normal" officeooo:rsid="005285e4" style:font-weight-asian="normal" style:font-weight-complex="normal"/>
    </style:style>
    <style:style style:name="T23" style:family="text">
      <style:text-properties style:font-name="Liberation Serif" fo:font-weight="normal" officeooo:rsid="00573975" style:font-weight-asian="normal" style:font-weight-complex="normal"/>
    </style:style>
    <style:style style:name="T24" style:family="text">
      <style:text-properties style:font-name="Liberation Serif" fo:font-weight="normal" officeooo:rsid="007203e6" style:font-weight-asian="normal" style:font-weight-complex="normal"/>
    </style:style>
    <style:style style:name="T25" style:family="text">
      <style:text-properties style:font-name="Liberation Serif" fo:font-weight="normal" officeooo:rsid="009f7725" style:font-weight-asian="normal" style:font-weight-complex="normal"/>
    </style:style>
    <style:style style:name="T26" style:family="text">
      <style:text-properties style:font-name="Liberation Serif" fo:font-weight="bold" officeooo:rsid="00604334" style:font-weight-asian="bold" style:font-weight-complex="bold"/>
    </style:style>
    <style:style style:name="T27" style:family="text">
      <style:text-properties style:font-name="Liberation Serif" fo:font-weight="bold" officeooo:rsid="006134d1" style:font-weight-asian="bold" style:font-weight-complex="bold"/>
    </style:style>
    <style:style style:name="T28" style:family="text">
      <style:text-properties style:font-name="Liberation Serif" fo:font-weight="bold" officeooo:rsid="00573975" style:font-weight-asian="bold" style:font-weight-complex="bold"/>
    </style:style>
    <style:style style:name="T29" style:family="text">
      <style:text-properties style:font-name="Liberation Serif" fo:font-weight="bold" officeooo:rsid="009f7725" style:font-weight-asian="bold" style:font-weight-complex="bold"/>
    </style:style>
    <style:style style:name="T30" style:family="text">
      <style:text-properties style:font-name="Liberation Serif" officeooo:rsid="009f7725"/>
    </style:style>
    <style:style style:name="T31" style:family="text">
      <style:text-properties officeooo:rsid="0030963c"/>
    </style:style>
    <style:style style:name="T32" style:family="text">
      <style:text-properties officeooo:rsid="0034b67a"/>
    </style:style>
    <style:style style:name="T33" style:family="text">
      <style:text-properties officeooo:rsid="00367773"/>
    </style:style>
    <style:style style:name="T34" style:family="text">
      <style:text-properties officeooo:rsid="003e97f5"/>
    </style:style>
    <style:style style:name="T35" style:family="text">
      <style:text-properties officeooo:rsid="004193a7"/>
    </style:style>
    <style:style style:name="T36" style:family="text">
      <style:text-properties officeooo:rsid="004a9ffe"/>
    </style:style>
    <style:style style:name="T37" style:family="text">
      <style:text-properties officeooo:rsid="0054d483"/>
    </style:style>
    <style:style style:name="T38" style:family="text">
      <style:text-properties officeooo:rsid="0056913e"/>
    </style:style>
    <style:style style:name="T39" style:family="text">
      <style:text-properties fo:background-color="#729fcf" loext:char-shading-value="0"/>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normal" style:font-style-asian="normal" style:font-style-complex="normal"/>
    </style:style>
    <style:style style:name="T42" style:family="text">
      <style:text-properties fo:font-style="normal" style:text-underline-style="none" style:font-style-asian="normal" style:font-style-complex="normal"/>
    </style:style>
    <style:style style:name="T43" style:family="text">
      <style:text-properties fo:font-style="normal" style:text-underline-style="none" officeooo:rsid="0089390a" style:font-style-asian="normal" style:font-style-complex="normal"/>
    </style:style>
    <style:style style:name="T44" style:family="text">
      <style:text-properties fo:font-style="normal" style:text-underline-style="none" officeooo:rsid="008a3afa" style:font-style-asian="normal" style:font-style-complex="normal"/>
    </style:style>
    <style:style style:name="T45" style:family="text">
      <style:text-properties fo:font-style="normal" style:text-underline-style="none" officeooo:rsid="008bed67" style:font-style-asian="normal" style:font-style-complex="normal"/>
    </style:style>
    <style:style style:name="T46" style:family="text">
      <style:text-properties fo:font-style="normal" style:text-underline-style="none" fo:font-weight="bold" style:font-style-asian="normal" style:font-weight-asian="bold" style:font-style-complex="normal" style:font-weight-complex="bold"/>
    </style:style>
    <style:style style:name="T47" style:family="text">
      <style:text-properties officeooo:rsid="009df90c"/>
    </style:style>
    <style:style style:name="T48" style:family="text">
      <style:text-properties officeooo:rsid="00a4e7c7"/>
    </style:style>
    <style:style style:name="T49" style:family="text">
      <style:text-properties officeooo:rsid="00a79ce6"/>
    </style:style>
    <style:style style:name="T50" style:family="text">
      <style:text-properties style:font-name="Liberation Mono"/>
    </style:style>
    <style:style style:name="T51" style:family="text">
      <style:text-properties style:font-name="Liberation Mono" fo:font-weight="bold" style:font-weight-asian="bold" style:font-weight-complex="bold"/>
    </style:style>
    <style:style style:name="T52" style:family="text">
      <style:text-properties style:font-name="Liberation Mono" fo:font-weight="bold" officeooo:rsid="009f7725" style:font-weight-asian="bold" style:font-weight-complex="bold"/>
    </style:style>
    <style:style style:name="T53" style:family="text">
      <style:text-properties style:font-name="Liberation Mono" fo:font-weight="bold" officeooo:rsid="00b6b79b" style:font-weight-asian="bold" style:font-weight-complex="bold"/>
    </style:style>
    <style:style style:name="T54" style:family="text">
      <style:text-properties style:font-name="Liberation Mono" fo:font-weight="bold" officeooo:rsid="00ba93c3" style:font-weight-asian="bold" style:font-weight-complex="bold"/>
    </style:style>
    <style:style style:name="T55" style:family="text">
      <style:text-properties style:font-name="Liberation Mono" fo:font-weight="normal" officeooo:rsid="00b6b79b" style:font-weight-asian="normal" style:font-weight-complex="normal"/>
    </style:style>
    <style:style style:name="T56" style:family="text">
      <style:text-properties officeooo:rsid="00b0ec5c"/>
    </style:style>
    <style:style style:name="T57" style:family="text">
      <style:text-properties style:font-name="Liberation Serif" officeooo:rsid="00b6b79b"/>
    </style:style>
    <style:style style:name="T58" style:family="text">
      <style:text-properties style:font-name="Liberation Serif" officeooo:rsid="00b7bf48"/>
    </style:style>
    <style:style style:name="T59" style:family="text">
      <style:text-properties style:font-name="Liberation Serif" officeooo:rsid="00ba93c3"/>
    </style:style>
    <style:style style:name="T60" style:family="text">
      <style:text-properties style:font-name="Liberation Serif" fo:font-weight="bold" officeooo:rsid="00ba93c3"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ugh Deployment Notes</text:p>
      <text:list xml:id="list2587896032" text:style-name="L1">
        <text:list-item>
          <text:p text:style-name="P2">Set up a decent firewall on the production server, only allowing port 80 and 443 in for this application. Do not forget that your ssh server port also needs to be open if you are managing this server remotely through ssh.</text:p>
        </text:list-item>
      </text:list>
      <text:list xml:id="list1101043622" text:style-name="L2">
        <text:list-item>
          <text:list>
            <text:list-item>
              <text:p text:style-name="P3">Another piece to note is that docker uses iptables to set up its internal network isolation system. If you are using nftables as your interface to netfilter, then make sure you use the uppercase names for <text:span text:style-name="T2">the ip filter tables. These:(</text:span>INPUT, <text:span text:style-name="T1">FORWARD</text:span> and, <text:span text:style-name="T1">OUTPUT). As well as have the iptables -&gt; nftables compatibility layer installed.</text:span></text:p>
            </text:list-item>
            <text:list-item>
              <text:p text:style-name="P3">Here is an example of an nftables ip filter for ipv4 allowing port 22, 443, and 80 TCP traffic. </text:p>
              <text:p text:style-name="P4">table ip filter {</text:p>
              <text:p text:style-name="P4"><text:tab/>chain INPUT {</text:p>
              <text:p text:style-name="P4"><text:tab/><text:tab/>type filter hook input priority 0;</text:p>
              <text:p text:style-name="P4"><text:tab/><text:tab/># Drop invalid packets</text:p>
              <text:p text:style-name="P4"><text:tab/><text:tab/>ct state invalid drop;<text:tab/><text:tab/></text:p>
              <text:p text:style-name="P4"><text:tab/><text:tab/># Allow from loopback</text:p>
              <text:p text:style-name="P4"><text:tab/><text:tab/>iif lo accept;</text:p>
              <text:p text:style-name="P4"><text:tab/><text:tab/># Established/related connections</text:p>
              <text:p text:style-name="P4"><text:tab/><text:tab/>ct state established,related accept;</text:p>
              <text:p text:style-name="P4"><text:tab/><text:tab/># Allow ssh</text:p>
              <text:p text:style-name="P4"><text:tab/><text:tab/>tcp dport 22 accept;</text:p>
              <text:p text:style-name="P4"><text:tab/><text:tab/># Allow https traffic in on 443</text:p>
              <text:p text:style-name="P4"><text:tab/><text:tab/>tcp dport 443 accept;</text:p>
              <text:p text:style-name="P4"><text:tab/><text:tab/># Allow http traffic in on 80 (This should be redirected to https)</text:p>
              <text:p text:style-name="P4"><text:tab/><text:tab/>tcp dport 80 accept;</text:p>
              <text:p text:style-name="P4"><text:tab/><text:tab/># Drop everything else</text:p>
              <text:p text:style-name="P4"><text:tab/><text:tab/>counter drop;</text:p>
              <text:p text:style-name="P4"><text:tab/>}</text:p>
              <text:p text:style-name="P4"/>
              <text:p text:style-name="P4"><text:tab/>chain FORWARD {</text:p>
              <text:p text:style-name="P4"><text:soft-page-break/><text:tab/><text:tab/>type filter hook forward priority 0; policy accept;</text:p>
              <text:p text:style-name="P4"><text:tab/><text:tab/>counter packets 0 bytes 0 drop</text:p>
              <text:p text:style-name="P4"><text:tab/>}</text:p>
              <text:p text:style-name="P4"/>
              <text:p text:style-name="P4"><text:tab/>chain OUTPUT {</text:p>
              <text:p text:style-name="P4"><text:tab/><text:tab/>type filter hook output priority 0; policy accept;</text:p>
              <text:p text:style-name="P4"><text:tab/>}</text:p>
              <text:p text:style-name="P4">}</text:p>
            </text:list-item>
          </text:list>
        </text:list-item>
      </text:list>
      <text:list xml:id="list165944344401632" text:continue-list="list2587896032" text:style-name="L1">
        <text:list-item>
          <text:p text:style-name="P9">Install docker.</text:p>
        </text:list-item>
      </text:list>
      <text:list xml:id="list4240651044" text:style-name="L3">
        <text:list-item>
          <text:list>
            <text:list-item>
              <text:p text:style-name="P10">On <text:span text:style-name="T34">D</text:span>ebian systems the package is called <text:span text:style-name="T3">docker.io</text:span></text:p>
            </text:list-item>
          </text:list>
        </text:list-item>
      </text:list>
      <text:list xml:id="list165944260754509" text:continue-list="list165944344401632" text:style-name="L1">
        <text:list-item>
          <text:p text:style-name="P11">Make sure you have git installed, and change directories to <text:span text:style-name="T3">/usr/local</text:span><text:span text:style-name="T12"> </text:span>on the server.</text:p>
          <text:p text:style-name="P12">Use git clone to pull down the <text:span text:style-name="T35">NPLBAM</text:span> application to this directory. <text:span text:style-name="T17">If the resultant folder is named anything other than </text:span><text:span text:style-name="T4">NPLBAM</text:span><text:span text:style-name="T17"> then rename it.</text:span></text:p>
        </text:list-item>
        <text:list-item>
          <text:p text:style-name="P13">At this point you will need the <text:span text:style-name="T3">secrets.tar.gz</text:span> <text:span text:style-name="T31">archive. Place this archive in the </text:span><text:span text:style-name="T5">NPLBAM</text:span><text:span text:style-name="T31"> folder. </text:span></text:p>
        </text:list-item>
        <text:list-item>
          <text:p text:style-name="P14"><text:span text:style-name="T32">Extract</text:span> this folder and change directories into the <text:span text:style-name="T3">secrets</text:span> directory created in the <text:span text:style-name="T3">NPLBAM</text:span> folder <text:span text:style-name="T33">from the extraction</text:span>.</text:p>
        </text:list-item>
        <text:list-item>
          <text:p text:style-name="P15">Run the <text:span text:style-name="T3">./place_secrets.sh</text:span> script within that directory.</text:p>
        </text:list-item>
        <text:list-item>
          <text:p text:style-name="P16"><text:span text:style-name="T37">Change back to </text:span>the <text:span text:style-name="T3">NPLBAM</text:span> folder <text:span text:style-name="T38">and</text:span>, execute <text:span text:style-name="T3">./create_network.sh</text:span></text:p>
        </text:list-item>
        <text:list-item>
          <text:p text:style-name="P17">Change directories to the <text:span text:style-name="T3">NPLBAM/docker/nplbam_postgres</text:span> directory, and execute the <text:span text:style-name="T3">build.sh</text:span> script while in that directory.</text:p>
        </text:list-item>
        <text:list-item>
          <text:p text:style-name="P18">Do the same thing in the <text:span text:style-name="T3">NPLBAM/docker/web_cont</text:span> directory.</text:p>
        </text:list-item>
        <text:list-item>
          <text:p text:style-name="P19">Now change back to the <text:span text:style-name="T3">NPLBAM</text:span><text:span text:style-name="T40"> </text:span><text:span text:style-name="T41">directory, and execute </text:span><text:span text:style-name="T9">./start_postgres.sh &amp;&amp; ./stop_postgres.sh</text:span><text:span text:style-name="T42"> to initialize the database with the root password from when </text:span><text:span text:style-name="T10">secrets</text:span><text:span text:style-name="T42"> was deployed.</text:span></text:p>
        </text:list-item>
        <text:list-item>
          <text:p text:style-name="P20"><text:span text:style-name="T42">Change directories into </text:span><text:span text:style-name="T10">NPLBAM/nplbam</text:span><text:span text:style-name="T42"> and execute </text:span><text:span text:style-name="T10">mkdir files</text:span><text:span text:style-name="T46"> </text:span><text:span text:style-name="T42">then execute </text:span><text:span text:style-name="T10">chown 9984 files </text:span><text:span text:style-name="T11">AS ROOT</text:span><text:span text:style-name="T42"> </text:span><text:span text:style-name="T43">to create the directory for </text:span><text:span text:style-name="T45">storing uploaded files</text:span><text:span text:style-name="T43">, </text:span><text:span text:style-name="T44">and set the required file permissions</text:span><text:span text:style-name="T43">. File uploads will not work properly without this step.</text:span></text:p>
        </text:list-item>
        <text:list-item>
          <text:p text:style-name="P21">Now, change directories into the <text:span text:style-name="T3">NPLBAM/service_files</text:span> directory, and run the following command.</text:p>
        </text:list-item>
      </text:list>
      <text:list xml:id="list1077551310" text:style-name="L4">
        <text:list-item>
          <text:list>
            <text:list-item>
              <text:p text:style-name="P22">(As root) <text:span text:style-name="T3">cp ./* /etc/systemd/system/</text:span></text:p>
            </text:list-item>
          </text:list>
        </text:list-item>
      </text:list>
      <text:list xml:id="list165945058499266" text:continue-list="list165944260754509" text:style-name="L1">
        <text:list-item>
          <text:p text:style-name="P23">Now, we start the services using systemd. <text:span text:style-name="T36">Execute the following commands</text:span><text:span text:style-name="T13"> in order.</text:span></text:p>
        </text:list-item>
      </text:list>
      <text:list xml:id="list298439218" text:style-name="L5">
        <text:list-item>
          <text:list>
            <text:list-item>
              <text:p text:style-name="P5"><text:soft-page-break/>systemctl enable nplbam_postgres &amp;&amp; systemctl start nplbam_postgres</text:p>
            </text:list-item>
            <text:list-item>
              <text:p text:style-name="P5">systemctl enable nplbam_flask &amp;&amp; systemctl start nplbam_flask</text:p>
            </text:list-item>
            <text:list-item>
              <text:p text:style-name="P6">systemctl enable nplbam_nginx &amp;&amp; systemctl start nplbam_nginx</text:p>
            </text:list-item>
          </text:list>
        </text:list-item>
      </text:list>
      <text:list xml:id="list165943844425805" text:continue-list="list165945058499266" text:style-name="L1">
        <text:list-item>
          <text:p text:style-name="P24">The base <text:span text:style-name="T12">NPLBAM</text:span> application is now running on the server, and will be automatically restarted whenever the server starts up.</text:p>
        </text:list-item>
        <text:list-item>
          <text:p text:style-name="P25">Creating the first root admin account for the application (there is no default)</text:p>
        </text:list-item>
      </text:list>
      <text:list xml:id="list2199164334" text:style-name="L6">
        <text:list-item>
          <text:list>
            <text:list-item>
              <text:p text:style-name="P37"><text:span text:style-name="T19">In the </text:span><text:span text:style-name="T8">NPLBAM</text:span><text:span text:style-name="T19"> folder, execute the </text:span><text:span text:style-name="T8">./build_venv.sh</text:span><text:span text:style-name="T19"> script (this requires python3 and the venv module installed on the machine.)</text:span></text:p>
            </text:list-item>
            <text:list-item>
              <text:p text:style-name="P37"><text:span text:style-name="T20">Execute the following, </text:span><text:span text:style-name="T26">in order</text:span><text:span text:style-name="T20">. </text:span><text:span text:style-name="T21">It will result in a long string starting with b (this is your password hash) printed to your terminal. Copy everything </text:span><text:span text:style-name="T27">including the quotes</text:span><text:span text:style-name="T21">, except for the b to your clipboard.</text:span></text:p>
              <text:list>
                <text:list-item>
                  <text:p text:style-name="P7">source nplbamNV/bin/activate</text:p>
                </text:list-item>
                <text:list-item>
                  <text:p text:style-name="P7">python</text:p>
                </text:list-item>
                <text:list-item>
                  <text:p text:style-name="P7">import nacl.pwhash</text:p>
                </text:list-item>
                <text:list-item>
                  <text:p text:style-name="P7">print(nacl.pwhash.str(b’<text:span text:style-name="T39">YOUR PASSWORD HERE</text:span>’))</text:p>
                </text:list-item>
                <text:list-item>
                  <text:p text:style-name="P7">exit()</text:p>
                </text:list-item>
              </text:list>
            </text:list-item>
            <text:list-item>
              <text:p text:style-name="P37"><text:span text:style-name="T22">run </text:span><text:span text:style-name="T6">./</text:span><text:span text:style-name="T7">connect_psql.sh</text:span><text:span text:style-name="T23"> and you will be </text:span><text:span text:style-name="T24">at a psql prompt for the postgres database</text:span><text:span text:style-name="T23">. In that prompt execute the following commands </text:span><text:span text:style-name="T28">in order.</text:span></text:p>
              <text:list>
                <text:list-item>
                  <text:p text:style-name="P8">\c nplbam</text:p>
                </text:list-item>
                <text:list-item>
                  <text:p text:style-name="P8">insert into “Users” (username, password, “userLVL”) values (‘<text:span text:style-name="T39">YOUR USER NAME HERE</text:span>’, <text:span text:style-name="T39">WHAT YOU COPIED TO YOUR CLIPBOARD HERE</text:span>, 0);</text:p>
                </text:list-item>
                <text:list-item>
                  <text:p text:style-name="P8">exit</text:p>
                </text:list-item>
              </text:list>
            </text:list-item>
          </text:list>
        </text:list-item>
      </text:list>
      <text:list xml:id="list165945391523677" text:continue-list="list165943844425805" text:style-name="L1">
        <text:list-item>
          <text:p text:style-name="P26">The application should now be deployed and running on this server, and you should be able to access it on port 80.</text:p>
        </text:list-item>
        <text:list-item>
          <text:p text:style-name="P27">Now, to secure this deployment, we need to acquire our TLS certificates from LetsEncrypt.<text:line-break/>To do this, we need to change the nginx configuration file over to the <text:span text:style-name="T12">nginx_TLS_SETUP.conf</text:span> file, by using <text:span text:style-name="T3">mv nginx.conf nginx_clear.conf</text:span><text:span text:style-name="T50"> </text:span>and then <text:span text:style-name="T3">mv nginx_TLS_SETUP.conf nginx.conf</text:span> in the nginx directory.</text:p>
        </text:list-item>
        <text:list-item>
          <text:p text:style-name="P28">In the <text:span text:style-name="T12">nginx</text:span> directory, within the <text:span text:style-name="T56">file </text:span>now called ‘<text:span text:style-name="T12">nginx.conf</text:span>’, change <text:span text:style-name="T16">&lt;DOMAIN GOES HERE&gt;</text:span> to the domain <text:span text:style-name="T48">(or subdomain)</text:span> name we are going to be requesting a TLS cert for.</text:p>
        </text:list-item>
        <text:list-item>
          <text:p text:style-name="P29">Execute <text:span text:style-name="T3">systemctl stop nplbam_postgres</text:span> and then execute <text:span text:style-name="T3">systemctl start nplbam_nginx </text:span><text:span text:style-name="T57">to restart </text:span><text:span text:style-name="T58">the application.</text:span></text:p>
        </text:list-item>
        <text:list-item>
          <text:p text:style-name="P30"><text:soft-page-break/>In the main <text:span text:style-name="T12">NPLBAM</text:span> directory, execute <text:span text:style-name="T3">./obtain_certbot_cert.sh</text:span></text:p>
        </text:list-item>
        <text:list-item>
          <text:p text:style-name="P31">Follow through the prompts that Certbot will guide you through. <text:span text:style-name="T47">For the first question the answer is 2 (for place files in webroot) and when it asks you for the webroot path, the answer is </text:span><text:span text:style-name="T14">/webroot</text:span></text:p>
        </text:list-item>
        <text:list-item>
          <text:p text:style-name="P32"><text:span text:style-name="T47">N</text:span>ow we need to generate our Diffie-Hellman parameters. To do so...</text:p>
        </text:list-item>
      </text:list>
      <text:list xml:id="list2270589628" text:style-name="L8">
        <text:list-item>
          <text:list>
            <text:list-item>
              <text:p text:style-name="P39"><text:span text:style-name="T25">Change directories to </text:span><text:span text:style-name="T29">NPLBAM/nginx/tls/live</text:span></text:p>
            </text:list-item>
            <text:list-item>
              <text:p text:style-name="P39"><text:span text:style-name="T25">Execute </text:span><text:span text:style-name="T52">openssl dhparam -out dhparam-4096.pem 4096</text:span></text:p>
            </text:list-item>
            <text:list-item>
              <text:p text:style-name="P38"><text:span text:style-name="T30">T</text:span><text:span text:style-name="T18">his can take some time to execute.</text:span></text:p>
            </text:list-item>
          </text:list>
        </text:list-item>
      </text:list>
      <text:list xml:id="list165944108971920" text:continue-list="list165945391523677" text:style-name="L1">
        <text:list-item>
          <text:p text:style-name="P33">Now we need to set up our production <text:span text:style-name="T12">nginx.conf</text:span> configuration file. To do so, open <text:span text:style-name="T12">nginx_TLS_LIVE.conf</text:span> in the text editor of your choice.</text:p>
        </text:list-item>
        <text:list-item>
          <text:p text:style-name="P33">Replace <text:span text:style-name="T12">every</text:span> instance of <text:span text:style-name="T16">&lt;DOMAIN GOES HERE&gt;</text:span><text:span text:style-name="T12"> </text:span>with our domain (or subdomain) <text:span text:style-name="T49">name in the file.</text:span></text:p>
        </text:list-item>
        <text:list-item>
          <text:p text:style-name="P34">Rename the current <text:span text:style-name="T12">nginx.conf</text:span> back to <text:span text:style-name="T12">nginx_TLS_SETUP.conf</text:span></text:p>
        </text:list-item>
        <text:list-item>
          <text:p text:style-name="P34">Rename <text:span text:style-name="T12">nginx_TLS_LIVE.conf</text:span> to <text:span text:style-name="T12">nginx.conf</text:span></text:p>
        </text:list-item>
        <text:list-item>
          <text:p text:style-name="P35">Restart the whole docker cluster by executing <text:span text:style-name="T3">systemctl stop nplbam_postgres</text:span> and then execute <text:span text:style-name="T3">systemctl start nplbam_nginx</text:span></text:p>
        </text:list-item>
        <text:list-item>
          <text:p text:style-name="P36">You should now have https access to the application.</text:p>
        </text:list-item>
        <text:list-item>
          <text:p text:style-name="P36">There is one final step to enable automatic renewal of the TLS certificates.</text:p>
        </text:list-item>
        <text:list-item>
          <text:p text:style-name="P36">Execute <text:span text:style-name="T3">systemctl enable nplbam_certbot_renew.timer</text:span><text:span text:style-name="T50"> </text:span><text:span text:style-name="T59">and then execute </text:span><text:span text:style-name="T54">systemctl start nplbam_certbot_renew.tim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 Mono" svg:font-family="'SF Mono', 'Droid Sans Mono', monospace, monospace, 'Droid Sans Fallback'"/>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1T18:09:31.487443983</meta:creation-date>
    <dc:date>2021-03-31T16:59:36.157348342</dc:date>
    <meta:editing-duration>PT1H49M7S</meta:editing-duration>
    <meta:editing-cycles>145</meta:editing-cycles>
    <meta:generator>LibreOffice/6.1.5.2$Linux_X86_64 LibreOffice_project/10$Build-2</meta:generator>
    <meta:document-statistic meta:table-count="0" meta:image-count="0" meta:object-count="0" meta:page-count="4" meta:paragraph-count="81" meta:word-count="962" meta:character-count="5812" meta:non-whitespace-character-count="4962"/>
  </office:meta>
</office:document-meta>
</file>